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80000021375391D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cm" svg:height="10.503cm" svg:x="1cm" svg:y="0.997cm">
          <draw:image xlink:href="Pictures/10000000000002A80000021375391D5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1:09:50.08</dc:date>
    <meta:editing-duration>PT13S</meta:editing-duration>
    <meta:editing-cycles>1</meta:editing-cycles>
    <meta:document-statistic meta:object-count="1"/>
    <meta:generator>OpenOffice.org/3.3$Win32 OpenOffice.org_project/330m20$Build-9567</meta:generator>
  </office:meta>
</office:document-meta>
</file>